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9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24cm" fo:min-width="30.695cm"/>
    </style:style>
    <style:style style:name="gr10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Vivid-subtitle">
      <style:graphic-properties fo:min-height="17.073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title">
      <style:graphic-properties fo:min-height="3.306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r7" style:family="presentation" style:parent-style-name="Vivid1-title">
      <style:graphic-properties fo:min-height="3.305cm"/>
    </style:style>
    <style:style style:name="pr8" style:family="presentation" style:parent-style-name="Vivid1-notes">
      <style:graphic-properties draw:fill-color="#ffffff" fo:min-height="12.46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5.9000015258789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26pt"/>
    </style:style>
    <style:style style:name="P5" style:family="paragraph">
      <loext:graphic-properties draw:fill="none" draw:fill-color="#ffffff"/>
      <style:paragraph-properties style:writing-mode="lr-tb"/>
      <style:text-properties style:text-outline="false" style:text-line-through-style="none" style:text-line-through-type="none"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26pt" style:font-size-asian="26pt" style:font-size-complex="26pt"/>
    </style:style>
    <style:style style:name="P14" style:family="paragraph">
      <loext:graphic-properties draw:fill-color="#ffffff"/>
    </style:style>
    <style:style style:name="P15" style:family="paragraph">
      <style:text-properties fo:font-size="28pt"/>
    </style:style>
    <style:style style:name="T1" style:family="text">
      <style:text-properties fo:font-size="35.9000015258789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5cm" svg:height="12.371cm" svg:x="1.201cm" svg:y="0.425cm" presentation:class="title" presentation:user-transformed="true">
          <draw:text-box>
            <text:p>EP1 - MAC0422 </text:p>
          </draw:text-box>
        </draw:frame>
        <draw:frame presentation:style-name="pr1" draw:text-style-name="P2" draw:layer="layout" svg:width="32.6cm" svg:height="17.073cm" svg:x="0.399cm" svg:y="14.49cm" presentation:class="subtitle" presentation:user-transformed="true">
          <draw:text-box>
            <text:p><text:span text:style-name="T1">2º semestre 2020</text:span></text:p>
            <text:p><text:span text:style-name="T2">Dupla: </text:span></text:p>
            <text:p><text:span text:style-name="T2"><text:tab/></text:span><text:span text:style-name="T2"><text:tab/></text:span><text:span text:style-name="T2"><text:tab/></text:span><text:span text:style-name="T2">Luciano Rodrigues Saraiva Leão <text:s/>(11221817)</text:span></text:p>
            <text:p><text:span text:style-name="T2"><text:tab/></text:span><text:span text:style-name="T2"><text:tab/></text:span><text:span text:style-name="T2"><text:tab/></text:span><text:span text:style-name="T2">Davi de Menezes Pereira </text:span><text:span text:style-name="T2"><text:tab/></text:span><text:span text:style-name="T2"><text:tab/></text:span><text:span text:style-name="T2"><text:tab/></text:span><text:span text:style-name="T2"><text:tab/></text:span><text:span text:style-name="T2">(11221988)</text:span></text:p>
            <text:p><text:span text:style-name="T2"/></text:p>
            <text:p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ARQUITETURA DO SHELL BCCSH</text:p>
          </draw:text-box>
        </draw:frame>
        <draw:frame draw:style-name="gr2" draw:text-style-name="P4" draw:layer="layout" svg:width="32.2cm" svg:height="5.536cm" svg:x="1cm" svg:y="4.8cm">
          <draw:text-box>
            <text:p><text:span text:style-name="T3"><text:tab/></text:span><text:span text:style-name="T3">O nosso shell é composto por um loop infinito, que espera a entrada do usuário com a função readline() da bilbioteca GNU readline, e após o comando e os parâmetros serem lidos, temos uma sequência de if e elses que dependendo do comando podem:</text:span></text:p>
            <text:p><text:span text:style-name="T3"/></text:p>
          </draw:text-box>
        </draw:frame>
        <draw:frame draw:style-name="gr3" draw:text-style-name="P5" draw:layer="layout" svg:width="32cm" svg:height="8.23cm" svg:x="0.6cm" svg:y="10.2cm">
          <draw:text-box>
            <text:list text:style-name="L2">
              <text:list-item>
                <text:p><text:span text:style-name="T4">Criar um diretório a partir da syscall mkdir.</text:span></text:p>
                <text:p><text:span text:style-name="T4"/></text:p>
              </text:list-item>
              <text:list-item>
                <text:p><text:span text:style-name="T4">Matar um processo executando a syscall kill.</text:span></text:p>
                <text:p><text:span text:style-name="T4"/></text:p>
              </text:list-item>
              <text:list-item>
                <text:p><text:span text:style-name="T4">Criar uma ligação simbólica com a syscall symlink.</text:span></text:p>
                <text:p><text:span text:style-name="T4"/></text:p>
              </text:list-item>
              <text:list-item>
                <text:p><text:span text:style-name="T4">Executar um processo usando a syscall execv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Simulador</text:p>
          </draw:text-box>
        </draw:frame>
        <draw:frame draw:style-name="gr4" draw:text-style-name="P8" draw:layer="layout" svg:width="32.2cm" svg:height="16.005cm" svg:x="0.8cm" svg:y="4.6cm">
          <draw:text-box>
            <text:p><text:span text:style-name="T5"><text:tab/></text:span><text:span text:style-name="T5">O simulador é um programa em .c que recebe como parâmetros na linha de comando o que foi especificado no enunciado (./ep1 &lt;escalonador&gt; &lt;arquivo_trace&gt; &lt;arquivo_saida&gt; &lt;parametro opcional d&gt;), abre os arquivos de entrada e de saída, manda para o escalonador escolhido e depois fecha esses arquivos.</text:span></text:p>
            <text:p><text:span text:style-name="T5"/></text:p>
            <text:p><text:span text:style-name="T5">Para cada escalonador existe uma variável MAXN, que</text:span></text:p>
            <text:p><text:span text:style-name="T5">Está como 10000. Ou seja, o nosso código só suporta</text:span></text:p>
            <text:p><text:span text:style-name="T5">Até 10000 threads, e além disso só testamos até 1000.</text:span></text:p>
            <text:p><text:span text:style-name="T5">Portanto, para testar para valores maiores é necessário</text:span></text:p>
            <text:p><text:span text:style-name="T5">Alterar essa constante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Escalonadores</text:p>
          </draw:text-box>
        </draw:frame>
        <draw:frame draw:style-name="gr5" draw:text-style-name="P8" draw:layer="layout" svg:width="32.2cm" svg:height="12.054cm" svg:x="1cm" svg:y="5.941cm">
          <draw:text-box>
            <text:p><text:span text:style-name="T5"><text:tab/></text:span><text:span text:style-name="T5">Os escalonadores foram feitos como três bibliotecas diferentes, cada um com seus arquivos .c e .h.</text:span></text:p>
            <text:p><text:span text:style-name="T5"/></text:p>
            <text:p><text:span text:style-name="T5"><text:tab/></text:span><text:span text:style-name="T5">Algumas das estruturas utilizadas nos escalonadores são idênticas, mas mesmo assim decidimos criar cada uma delas em cada arquivo, mesmo que repetida (como é o caso das structs processo_fcfs e processo_srtn) por motivos de teste e adaptação do código na hora de debuga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Escalonadores</text:p>
          </draw:text-box>
        </draw:frame>
        <draw:frame draw:style-name="gr6" draw:text-style-name="P9" draw:layer="layout" svg:width="32.2cm" svg:height="14.985cm" svg:x="1cm" svg:y="4.476cm">
          <draw:text-box>
            <text:p><text:span text:style-name="T2"><text:tab/></text:span><text:span text:style-name="T2">De um modo geral, todos seguem uma mesma estrutura.</text:span></text:p>
            <text:p><text:span text:style-name="T2">No .h de cada escalonador tem um protótipo de uma função do tipo </text:span></text:p>
            <text:p><text:span text:style-name="T2">&lt;escalonador&gt;(arquivo_de_entrada, arquivo_de_saida, parametro_opcional_d) </text:span></text:p>
            <text:p><text:span text:style-name="T2">que é a função principal, e uma struct para os processos.</text:span></text:p>
            <text:p><text:span text:style-name="T2"/></text:p>
            <text:p><text:span text:style-name="T2"><text:tab/></text:span><text:span text:style-name="T2">No .c também temos algumas semelhanças em cada um deles. Temos um vetor de processos para armazenar todos os processos e temos um vetor de prontos que vai armazenando os processos que estão prontos, por exemplo.</text:span></text:p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Escalonadores</text:p>
          </draw:text-box>
        </draw:frame>
        <draw:frame draw:style-name="gr7" draw:text-style-name="P4" draw:layer="layout" svg:width="32.93cm" svg:height="19.407cm" svg:x="0.4cm" svg:y="2.193cm">
          <draw:text-box>
            <text:p><text:span text:style-name="T3"><text:tab/></text:span><text:span text:style-name="T3">Na execução também seguimos a mesma ideia em cada escalonador: primeiramente lemos todos as linhas do arquivo trace e guardamos todos os processos num vetor de processos.</text:span></text:p>
            <text:p><text:span text:style-name="T3"/></text:p>
            <text:p><text:span text:style-name="T3">Depois disso entramos num loop: enquanto ainda existirem processos que ainda não ficaram prontos e enquanto ainda existirem processos prontos esperando serem executados realizamos o loop.</text:span></text:p>
            <text:p><text:span text:style-name="T3">No inicio de cada loop checamos se algum processo acabou de finalizar, logo depois checamos quem ficou pronto e passamos para a fila de prontos, e finalmente executamos o algoritmos de cada escalonador para decidir quem irá usar a CPU.</text:span></text:p>
            <text:p><text:span text:style-name="T3"/></text:p>
            <text:p><text:span text:style-name="T3">Ao final de cada loop, dormimos os escalonador por um segundo e fazemos tudo novamente ou saímos do loop, esperamos as threads acabarem caso alguma esteja rodando (embora teoricamente não estejam mais), e saímos do escalonado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Tempo</text:p>
          </draw:text-box>
        </draw:frame>
        <draw:frame draw:style-name="gr8" draw:text-style-name="P4" draw:layer="layout" svg:width="32.2cm" svg:height="13.005cm" svg:x="1cm" svg:y="5.467cm">
          <draw:text-box>
            <text:p><text:span text:style-name="T3"><text:tab/></text:span><text:span text:style-name="T3">No desenvolvimento do EP1, um dos maiores desafios foi a sincronização. Testamos algumas bibliotecas e diferentes funções para controlar o tempo, como clock(), time() da biblioteca &lt;time.h&gt; e gettimeofday() da &lt;sys/time.h&gt;,além das funções do tipo sleep.</text:span></text:p>
            <text:p><text:span text:style-name="T3"/></text:p>
            <text:p><text:span text:style-name="T3"><text:tab/></text:span><text:span text:style-name="T3">Porém tivemos muitos problemas para sincronizar, já que, por exemplo, a função time() às vezes causava uma imprecisão de quase um segundo e a clock() tinha problemas com o sleep.</text:span></text:p>
            <text:p><text:span text:style-name="T3"/></text:p>
            <text:p><text:span text:style-name="T3"><text:tab/></text:span><text:span text:style-name="T3">No caso de usar só sleeps, não gostamos pois o consumo da CPU por parte das threads estava muitos baixo e para consertar isso teríamos que alterar muita cois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Tempo</text:p>
          </draw:text-box>
        </draw:frame>
        <draw:frame draw:style-name="gr7" draw:text-style-name="P10" draw:layer="layout" svg:width="32.93cm" svg:height="19.407cm" svg:x="0.4cm" svg:y="2.193cm">
          <draw:text-box>
            <text:p><text:span text:style-name="T4"/></text:p>
            <text:p><text:span text:style-name="T4"><text:tab/></text:span><text:span text:style-name="T4">Outro fator que dificultou é que, apesar de estarmos considerando uma CPU só para as threads, pelo escalonador gastar pouco tempo e CPU em relação às threads, consideramos que ele rodaria ""em paralelo"" em relação as elas. Então quando consideramos 1 segundo no loop do escalonador, na verdade ele executou 1 + épsilon segundos.</text:span></text:p>
            <text:p><text:span text:style-name="T4"/></text:p>
            <text:p><text:span text:style-name="T4"><text:tab/></text:span><text:span text:style-name="T4">No final, conseguimos ajustar para ficar sincronizado usando as funções time() ou gettimeofday() e sleep() dependendo do caso, para os testes que fizemos.</text:span></text:p>
            <text:p><text:span text:style-name="T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Threads</text:p>
          </draw:text-box>
        </draw:frame>
        <draw:frame draw:style-name="gr8" draw:text-style-name="P4" draw:layer="layout" svg:width="32.2cm" svg:height="13.005cm" svg:x="0.8cm" svg:y="5.129cm">
          <draw:text-box>
            <text:p><text:span text:style-name="T3"><text:tab/></text:span><text:span text:style-name="T3">Para pausar e voltar a executar as threads usamos o sugerido em:</text:span></text:p>
            <text:p><text:span text:style-name="T3">https://stackoverflow.com/questions/1606400/how-to-sleep-or-pause-a-pthread-in-c-on-linux</text:span></text:p>
            <text:p><text:span text:style-name="T3"/></text:p>
            <text:p><text:span text:style-name="T3">Considerando que na thread temos:</text:span></text:p>
            <text:p><text:span text:style-name="T3"/></text:p>
            <text:p><text:span text:style-name="T3">pthread_mutex_lock(&amp;lock);</text:span></text:p>
            <text:p><text:span text:style-name="T3"><text:s text:c="4"/></text:span><text:span text:style-name="T3">while(!play) { /* We're paused */</text:span></text:p>
            <text:p><text:span text:style-name="T3"><text:s text:c="8"/></text:span><text:span text:style-name="T3">pthread_cond_wait(&amp;cond, &amp;lock); /* Wait for play signal */</text:span></text:p>
            <text:p><text:span text:style-name="T3"><text:s text:c="4"/></text:span><text:span text:style-name="T3">}</text:span></text:p>
            <text:p><text:span text:style-name="T3">pthread_mutex_unlock(&amp;lock);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Threads</text:p>
          </draw:text-box>
        </draw:frame>
        <draw:frame draw:style-name="gr7" draw:text-style-name="P13" draw:layer="layout" svg:width="32.93cm" svg:height="19.407cm" svg:x="0.4cm" svg:y="1.6cm">
          <draw:text-box>
            <text:p text:style-name="P11"><text:span text:style-name="T6"/></text:p>
            <text:p text:style-name="P12"><text:span text:style-name="T6">Para pausar:</text:span></text:p>
            <text:p text:style-name="P12"><text:span text:style-name="T6"/></text:p>
            <text:p text:style-name="P12"><text:span text:style-name="T6">pthread_mutex_lock(&amp;lock);</text:span></text:p>
            <text:p text:style-name="P12"><text:span text:style-name="T6">play = 0;</text:span></text:p>
            <text:p text:style-name="P12"><text:span text:style-name="T6">pthread_mutex_unlock(&amp;lock);</text:span></text:p>
            <text:p text:style-name="P12"><text:span text:style-name="T6"/></text:p>
            <text:p text:style-name="P12"><text:span text:style-name="T6">Para dar play:</text:span></text:p>
            <text:p text:style-name="P12"><text:span text:style-name="T6"/></text:p>
            <text:p text:style-name="P12"><text:span text:style-name="T6">pthread_mutex_lock(&amp;lock);</text:span></text:p>
            <text:p text:style-name="P12"><text:span text:style-name="T6">play = 1;</text:span></text:p>
            <text:p text:style-name="P12"><text:span text:style-name="T6">pthread_cond_signal(&amp;cond);</text:span></text:p>
            <text:p text:style-name="P12"><text:span text:style-name="T6">pthread_mutex_unlock(&amp;lock);</text:span></text:p>
            <text:p text:style-name="P12"><text:span text:style-name="T6"/></text:p>
            <text:p text:style-name="P12"><text:span text:style-name="T6">E para achar em qual CPU a thread está ou liberou, usamos sched_getcpu() da biblioteca &lt;sched.h&gt;.</text:span></text:p>
            <text:p text:style-name="P12"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ESCALONADORES FCFS E SRTN</text:p>
          </draw:text-box>
        </draw:frame>
        <draw:frame draw:style-name="gr8" draw:text-style-name="P4" draw:layer="layout" svg:width="32.2cm" svg:height="13.005cm" svg:x="0.8cm" svg:y="5.129cm">
          <draw:text-box>
            <text:p><text:span text:style-name="T3">FCFS: </text:span></text:p>
            <text:p><text:span text:style-name="T3">Tiramos um processo da fila de prontos e executamos ele até o final.</text:span></text:p>
            <text:p><text:span text:style-name="T3">Quando ele acaba, executamos o próximo pronto em ordem de chegada.</text:span></text:p>
            <text:p><text:span text:style-name="T3"/></text:p>
            <text:p><text:span text:style-name="T3">SRTN:</text:span></text:p>
            <text:p><text:span text:style-name="T3">Deixamos os processos na fila de prontos, ordenados pelo dt, de modo </text:span></text:p>
            <text:p><text:span text:style-name="T3">que o primeiro da fila é o que está sendo executado, só quando ele acaba de </text:span></text:p>
            <text:p><text:span text:style-name="T3">executar tiramos ele da fila. 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ESCALONADOR ROUND ROBIN</text:p>
          </draw:text-box>
        </draw:frame>
        <draw:frame draw:style-name="gr9" draw:text-style-name="P10" draw:layer="layout" svg:width="30.895cm" svg:height="10.524cm" svg:x="1.2cm" svg:y="6.427cm">
          <draw:text-box>
            <text:p><text:span text:style-name="T4"><text:tab/></text:span><text:span text:style-name="T4">O quantum mínimo escolhido foi 1, pois equivale a duração</text:span></text:p>
            <text:p><text:span text:style-name="T4">mínima de um processo, já que estávamos considerando </text:span></text:p>
            <text:p><text:span text:style-name="T4">apenas números naturais.</text:span></text:p>
            <text:p><text:span text:style-name="T4"/></text:p>
            <text:p><text:span text:style-name="T4"><text:tab/></text:span><text:span text:style-name="T4">Na nossa implementação, usamos uma fila normal e toda </text:span></text:p>
            <text:p><text:span text:style-name="T4">vez que um processo chegava, ele era colocado no final da</text:span></text:p>
            <text:p><text:span text:style-name="T4">fila e a cada segundo, o primeiro processo da fila (se houver)</text:span></text:p>
            <text:p><text:span text:style-name="T4">é retirado da 1ª posição e somente quando acabar o período</text:span></text:p>
            <text:p><text:span text:style-name="T4">equivalente ao quantum ele é colocado de volta na fil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<text:s/>TESTES</text:p>
          </draw:text-box>
        </draw:frame>
        <draw:frame draw:style-name="gr9" draw:text-style-name="P10" draw:layer="layout" svg:width="31.2cm" svg:height="12.818cm" svg:x="1.2cm" svg:y="5.281cm">
          <draw:text-box>
            <text:p><text:span text:style-name="T4"><text:tab/></text:span><text:span text:style-name="T4">Os testes foram gerados aleatoriamente, como arquivos de </text:span></text:p>
            <text:p><text:span text:style-name="T4">5, 10, 20 e 100 processos por causa do tempo que tínhamos </text:span></text:p>
            <text:p><text:span text:style-name="T4">disponível.</text:span></text:p>
            <text:p><text:span text:style-name="T4"><text:tab/></text:span><text:span text:style-name="T4">Para cada processos fizemos os cálculos:</text:span></text:p>
            <text:p><text:span text:style-name="T4">t0 += rand() % CONST_T0;</text:span></text:p>
            <text:p><text:span text:style-name="T4">dt = rand() % MAX_DT + 1</text:span></text:p>
            <text:p><text:span text:style-name="T4">X = (num_processos - (rand() % num_processos)) / (5 + rand() % CONST_DEADLINE);</text:span></text:p>
            <text:p><text:span text:style-name="T4">deadline = t0 + dt + 1 + (rand() % MAX_DT) *(x);</text:span></text:p>
            <text:p><text:span text:style-name="T4"/></text:p>
            <text:p><text:span text:style-name="T4">COM CONST_T0 = 5; MAX_DT = 9; CONST_DEADLINE = 50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<text:s/>TESTES</text:p>
          </draw:text-box>
        </draw:frame>
        <draw:frame draw:style-name="gr9" draw:text-style-name="P10" draw:layer="layout" svg:width="31.94cm" svg:height="10.524cm" svg:x="1.2cm" svg:y="6.428cm">
          <draw:text-box>
            <text:p><text:span text:style-name="T4"><text:tab/></text:span><text:span text:style-name="T4">Além disso, rodamos em duas máquinas diferentes, 30 testes</text:span></text:p>
            <text:p><text:span text:style-name="T4">Para cada tipo de arquivo. </text:span></text:p>
            <text:p><text:span text:style-name="T4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5cm" svg:height="3.505cm" svg:x="1.661cm" svg:y="0.336cm" presentation:class="title">
          <draw:text-box>
            <text:p>Mudanças de contexto</text:p>
          </draw:text-box>
        </draw:frame>
        <draw:frame draw:style-name="gr10" draw:layer="layout" svg:width="29.805cm" svg:height="15.992cm" svg:x="1.867cm" svg:y="4.59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5cm" svg:height="3.505cm" svg:x="1.661cm" svg:y="0.336cm" presentation:class="title">
          <draw:text-box>
            <text:p>Deadlines não cumpridas</text:p>
          </draw:text-box>
        </draw:frame>
        <draw:frame draw:style-name="gr10" draw:layer="layout" svg:width="29.805cm" svg:height="15.992cm" svg:x="1.867cm" svg:y="4.591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5cm" svg:height="3.505cm" svg:x="1.661cm" svg:y="0.336cm" presentation:class="title">
          <draw:text-box>
            <text:p>Teste com 100 processos</text:p>
          </draw:text-box>
        </draw:frame>
        <draw:frame draw:style-name="gr10" draw:layer="layout" svg:width="29.805cm" svg:height="15.992cm" svg:x="1.867cm" svg:y="4.591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<text:s/>RESULTADOS</text:p>
          </draw:text-box>
        </draw:frame>
        <draw:frame draw:style-name="gr9" draw:text-style-name="P10" draw:layer="layout" svg:width="32.316cm" svg:height="13.965cm" svg:x="0.484cm" svg:y="4.709cm">
          <draw:text-box>
            <text:p text:style-name="P15"><text:span text:style-name="T4"><text:tab/></text:span><text:span text:style-name="T4">O resultado esperado, como comentado em sala, era que</text:span></text:p>
            <text:p text:style-name="P15"><text:span text:style-name="T4">O escalonador Round Robin obtivesse o melhor resultado. Porém</text:span></text:p>
            <text:p text:style-name="P15"><text:span text:style-name="T4">Não foi isso que aconteceu no nosso caso, primeiramente por</text:span></text:p>
            <text:p text:style-name="P15"><text:span text:style-name="T4">Causa das constantes e cálculos escolhidos para gerar os testes,</text:span></text:p>
            <text:p text:style-name="P15"><text:span text:style-name="T4">Mas também, e talvez principalmente, por causa do valor do </text:span></text:p>
            <text:p text:style-name="P15"><text:span text:style-name="T4">QUANTUM que escolhemos. Não tivemos tempo de adaptar</text:span></text:p>
            <text:p text:style-name="P15"><text:span text:style-name="T4">O nosso código para suportar valores de QUANTUM menores do</text:span></text:p>
            <text:p text:style-name="P15"><text:span text:style-name="T4">Que um.</text:span></text:p>
            <text:p text:style-name="P15"><text:span text:style-name="T4"><text:tab/></text:span><text:span text:style-name="T4">Além disso, percebemos que o uso da função time() deixou os</text:span></text:p>
            <text:p text:style-name="P15"><text:span text:style-name="T4">Nossos algoritmos um pouco imprecisos em alguns casos, o que</text:span></text:p>
            <text:p text:style-name="P15"><text:span text:style-name="T4">Levou a um desvio padrão maior do que zero.</text:span></text:p>
            <text:p text:style-name="P15"><text:span text:style-name="T4"><text:tab/></text:span><text:span text:style-name="T4">Por fim, os outros resultados ocorreram dentro do esperado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1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3cm" fo:text-indent="0cm"/>
      <style:text-properties fo:font-size="21.8999996185303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79.9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1.8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3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6cm" fo:text-indent="0cm"/>
      <style:text-properties fo:font-size="23.8999996185303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7cm" fo:text-indent="0cm"/>
      <style:text-properties fo:font-size="21.8999996185303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7cm" fo:text-indent="0cm"/>
      <style:text-properties fo:font-size="21.8999996185303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9.9000015258789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1.8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3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6cm" fo:text-indent="0cm"/>
      <style:text-properties fo:font-size="23.8999996185303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9.9000015258789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</style:handout-master>
    <style:master-page style:name="Vivid" style:page-layout-name="PM1" draw:style-name="Mdp1">
      <draw:frame presentation:style-name="Mpr1" draw:text-style-name="MP5" draw:layer="backgroundobjects" svg:width="7.764cm" svg:height="1.449cm" svg:x="1.562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4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4cm" svg:height="1.449cm" svg:x="23.793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5cm" svg:height="12.371cm" svg:x="1.521cm" svg:y="0.834cm" presentation:class="title" presentation:placeholder="true">
        <draw:text-box/>
      </draw:frame>
      <draw:frame presentation:style-name="Vivid-outline1" draw:layer="backgroundobjects" svg:width="29.971cm" svg:height="4.307cm" svg:x="1.533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5cm" svg:height="3.505cm" svg:x="1.661cm" svg:y="0.336cm" presentation:class="title" presentation:placeholder="true">
        <draw:text-box/>
      </draw:frame>
      <draw:frame presentation:style-name="Vivid1-outline1" draw:layer="backgroundobjects" svg:width="29.832cm" svg:height="12.953cm" svg:x="1.661cm" svg:y="5.334cm" presentation:class="outline" presentation:placeholder="true">
        <draw:text-box/>
      </draw:frame>
      <draw:frame presentation:style-name="Mpr4" draw:text-style-name="MP5" draw:layer="backgroundobjects" svg:width="7.764cm" svg:height="1.449cm" svg:x="1.661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4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4cm" svg:height="1.449cm" svg:x="23.893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5cm" svg:height="3.505cm" svg:x="1.661cm" svg:y="0.834cm" presentation:class="title" presentation:placeholder="true">
        <draw:text-box/>
      </draw:frame>
      <draw:frame presentation:style-name="Vivid2-outline1" draw:layer="backgroundobjects" svg:width="30.086cm" svg:height="14.986cm" svg:x="1.661cm" svg:y="5.076cm" presentation:class="outline" presentation:placeholder="true">
        <draw:text-box/>
      </draw:frame>
      <draw:frame presentation:style-name="Mpr7" draw:text-style-name="MP5" draw:layer="backgroundobjects" svg:width="7.764cm" svg:height="1.449cm" svg:x="1.661cm" svg:y="18.963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4cm" svg:y="18.963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1cm" svg:y="18.963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3T15:33:08.321751935</meta:creation-date>
    <meta:editing-duration>PT1H42M8S</meta:editing-duration>
    <meta:editing-cycles>33</meta:editing-cycles>
    <meta:generator>LibreOffice/6.1.5.2$Linux_X86_64 LibreOffice_project/10$Build-2</meta:generator>
    <dc:title>Vivid</dc:title>
    <dc:date>2020-10-04T17:59:16.493082460</dc:date>
    <meta:document-statistic meta:object-count="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06cm" svg:height="15.993cm" xlink:href="." xlink:type="simple" chart:class="chart:bar" chart:style-name="ch1">
        <chart:legend chart:legend-position="end" svg:x="28.469cm" svg:y="7.199cm" style:legend-expansion="high" chart:style-name="ch2"/>
        <chart:plot-area chart:style-name="ch3" chart:data-source-has-labels="both" svg:x="0.595cm" svg:y="-0.199cm" svg:width="27.275cm" svg:height="15.834cm">
          <chartooo:coordinate-region svg:x="1.402cm" svg:y="-0.001cm" svg:width="26.468cm" svg:height="14.98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</table:table-cell>
              <table:table-cell office:value-type="string">
                <text:p>srtn</text:p>
              </table:table-cell>
              <table:table-cell office:value-type="string">
                <text:p>rr</text:p>
              </table:table-cell>
            </table:table-row>
          </table:table-header-rows>
          <table:table-rows>
            <table:table-row>
              <table:table-cell office:value-type="string">
                <text:p>5 processo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 processo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 processos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06cm" svg:height="15.993cm" xlink:href="." xlink:type="simple" chart:class="chart:bar" chart:style-name="ch1">
        <chart:legend chart:legend-position="end" svg:x="28.469cm" svg:y="7.199cm" style:legend-expansion="high" chart:style-name="ch2"/>
        <chart:plot-area chart:style-name="ch3" chart:data-source-has-labels="both" svg:x="0.781cm" svg:y="-0.198cm" svg:width="27.089cm" svg:height="15.834cm">
          <chartooo:coordinate-region svg:x="1.402cm" svg:y="0cm" svg:width="26.468cm" svg:height="14.98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</table:table-cell>
              <table:table-cell office:value-type="string">
                <text:p>srtn</text:p>
              </table:table-cell>
              <table:table-cell office:value-type="string">
                <text:p>rr</text:p>
              </table:table-cell>
            </table:table-row>
          </table:table-header-rows>
          <table:table-rows>
            <table:table-row>
              <table:table-cell office:value-type="string">
                <text:p>5 processo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 processo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 processos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806cm" svg:height="15.993cm" xlink:href="." xlink:type="simple" chart:class="chart:bar" chart:style-name="ch1">
        <chart:legend chart:legend-position="end" svg:x="28.469cm" svg:y="7.199cm" style:legend-expansion="high" chart:style-name="ch2"/>
        <chart:plot-area chart:style-name="ch3" chart:data-source-has-labels="both" svg:x="0.595cm" svg:y="-0.198cm" svg:width="27.275cm" svg:height="15.834cm">
          <chartooo:coordinate-region svg:x="1.402cm" svg:y="0cm" svg:width="26.468cm" svg:height="14.98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</table:table-cell>
              <table:table-cell office:value-type="string">
                <text:p>srtn</text:p>
              </table:table-cell>
              <table:table-cell office:value-type="string">
                <text:p>rr</text:p>
              </table:table-cell>
            </table:table-row>
          </table:table-header-rows>
          <table:table-rows>
            <table:table-row>
              <table:table-cell office:value-type="string">
                <text:p>MUDANÇAS DE CONTEXTO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DEADLINES PERDIDAS</text:p>
              </table:table-cell>
              <table:table-cell office:value-type="float" office:value="494">
                <text:p>494</text:p>
              </table:table-cell>
              <table:table-cell office:value-type="float" office:value="455">
                <text:p>455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